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sultati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accard</text:p>
          </table:table-cell>
          <table:table-cell office:value-type="string" calcext:value-type="string">
            <text:p>cos vect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universal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jaccard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Review the Code Modifications submitted by the Applicant, so that I can review the request and if approved, associate it with the appropriate project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Technical Staff member, I want to update the GIS Property Management, so that I can successfully update the transactional Parcel Pin to reference the GIS layer where the Split or Merged Parcel Pin exis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n executive, I want to have full access to data related to my company, so that I can have a sense of my company's performanc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use the schema v1.1 headers in my FABS 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import data from a Google Spreadsheet, So that I do not have to convert data formats in order to use the data packag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Developer, I want to get a Data Package into Clojure in seconds, so that I can start using the data in doing analysis and visualizat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view lists on the site of all Certified Scrum Masters, Practitioners, Trainers, and Certified Scrum Product Owners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site admin, I want to move people in a trainer's class from a pending state to the registry once I have received proof of payment from the train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view a publisher's profile, so that that I can see who is behind a particular package or to see what other packages they produc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have private data packages, so that I can share just with my tea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users to contact me directly from the repository to request access to restricted object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batch ingest ETDs we receive from ProQues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n app developer, I want to explore a dataset instance of a type that was deployed as part of an app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download files directly from the search results pag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user, I want to limit my search to a particular set of log book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hear about the new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provides me with information about existing apps that corresponds to my interes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gister to speak at BADCamp, so that I submit a sess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sessions have been evaluated, so that I know whether I've been accepted or rejec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data manager, I want to know the security requirements of the data, so that I can check whether the data can be kept sec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ol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export agent records as EAC-C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Rights Management stat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Research Information manager, I want to integrate the archive with CRIS, so that I can analyse impact of research data publication I can link funding to all of the outputs it produc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copyright status of an object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at a name pertinent to a collection, object, or object component has a specific role, such as illustrator, photographer, etc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reats to copies in one repository are not automatically incurred by the redundant copi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detect moving and transient objects in the ima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assess the probability/weight of a volunteer’s classification based on their experienc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14" calcext:value-type="float">
            <text:p>14</text:p>
          </table:table-cell>
          <table:table-cell/>
        </table:table-row>
      </table:table>
      <table:table table:name="cos vec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successfully Conduct a Plan Review Meeting with the Applicant and record the outcome, so that I can listen to it again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Staff member, I want to Process the Appeals, so that I can track the outcome and record the impact on the relevant record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receive tempting rewards, so that I have a reason to use the websi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use the schema v1.1 headers in my FABS 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edit the data source of data I have already imported, So that I can fix bugs or make enhancements in the API built for my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to publish Data Packages to CKAN, so that my data is findable, and I can have a data AP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view lists on the site of all Certified Scrum Masters, Practitioners, Trainers, and Certified Scrum Product Owners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site member, I want to mark my email address as private even if the rest of my profile is not, so that no one can contact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browse and find publishers, so that that I can find interesting publishers and their packa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have private data packages, so that I can share just with my tea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users to contact me directly from the repository to request access to restricted object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list all dataset instances that use a dataset type or a specific version of a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download files directly from the search results pag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user, I want to have a visual way of viewing particular files uploaded over a time perio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hear about the new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reacts to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gister to speak at BADCamp, so that I submit a session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uthenticateduser, I want to submit a session at BADCAMP, so that I can get my session evalua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data manager, I want to know the security requirements of the data, so that I can check whether the data can be kept sec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ol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export agent records as EAC-C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Rights Management stat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Research Information manager, I want to integrate the archive with CRIS, so that I can analyse impact of research data publication I can link funding to all of the outputs it produc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copyright status of an objec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subjects that are related to an ob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reats to copies in one repository are not automatically incurred by the redundant copies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detect moving and transient objects in the ima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volunteer typ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18" calcext:value-type="float">
            <text:p>18</text:p>
          </table:table-cell>
          <table:table-cell/>
        </table:table-row>
      </table:table>
      <table:table table:name="ber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n Applicant, I want to Request PreApplication Assistance, so that I can receive a response to a request for a meeting or information that is a result of the preapplication assistanc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n Enforcement Staff member, I want to Issue a Notice of Violation, so that I can provide formal communication to the responsible part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have a flexible pick up time, so that I can more conveniently use the websi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special waste drop off site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 user, I want to have accurate and complete data related to PPoPCode and PPoPCongressionalDistri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edit the model of data I have already imported, So that I can fix bugs or make enhancements in the API built for my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an integration with Zenodo, so that when I store my dataset in GitHub, I donâ€™t have to retype descriptive information about my datas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administrator, I want to set the annual fees for members, Practitioners and Trainers, so that fees can be set without involving a programmer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trainer, I want to delete one of my courses or events, so that it's no longer listed if I cancel for some reas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narrow down the universe of CMS options and identify/prioritize key considerations for getting to the next ste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parent, I want to be able to see a schedule of the activities my children are involved in at camp, so that I can be more informed as to what they are doing at camp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edit an item in the list of items to be estimated, so that I can make it better reflect the team's understanding of the it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browse and find publishers, so that that I can find interesting publishers and their packag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sign up for an account, so that that I can publish my data package to the registry and to have a publisher account to publish my data package und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to restrict access to my collection or items to Duke IP address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see the properties that were used to configure a dataset instanc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assign explicit versions to the code of a dataset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associate together files involved in a experiment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researcher, I want to associate meta data to the group as a whole at some point in time after the bulk upload has completed, so that I have a period of time to reflect on suitable values for the meta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get suggestions for sports classes in my neighbourhoo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organize a meeting with a group of friends at a certain plac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gister to speak at BADCamp, so that I submit a sess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sessions have been evaluated, so that I know whether I've been accepted or rejec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data librarian, I want to import administrative information regarding a project into DMP, so that I can prepopulate the DM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esponsibiliti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import EAD data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a Resource recor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n UnivITservice, I want to store archived data on existing storage systems, so that university data storage is consistent and maintainable and future availability of data can be guarante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if other rights pertain to the component, apart from the object as a whol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list all the components, in their appropriate order, for an ob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 repository support team member, I want to export a set of records and associated files, manipulate this data set, and reload into the system, because I am aware of a uniform error in a collection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perform prefiltering of the images to remove artefacts such as bright stars and camera read erro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group whale calls that are simila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15" calcext:value-type="float">
            <text:p>15</text:p>
          </table:table-cell>
          <table:table-cell/>
        </table:table-row>
      </table:table>
      <table:table table:name="mov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Review the Code Modifications submitted by the Applicant, so that I can review the request and if approved, associate it with the appropriate project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Staff member, I want to Send a Formal Response to Applicant, so that I can satisfy communication and records responsibil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upload my week's schedule, so that I can get recommendations for recycling centers that best fit my availabilit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receive a more helpful file-level error when I upload a file with the wrong exten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delete a dataset I have published, So that I can remove unwanted data from OpenSpend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, I want to get a Data Package into STATA in seconds, so that I can start using the data for doing analysis and visualizat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view lists on the site of all Certified Scrum Masters, Practitioners, Trainers, and Certified Scrum Product Owners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corporatesponsor, I want to make my logo randomly appear on the home page, so that others see the company's support of Scru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delete tasks/activities I scheduled, so that I can keep the schedule clean of unneeded activiti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see some example data packages quickly, so that I get a sense of what is on this site and if it is useful to look further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validate the data I am about to publish to the registry, so that that I publish good data and know that I am do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to restrict access to my collection or items to Duke IP address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list all dataset instances that use a dataset type or a specific version of a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download files directly from the search results pag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user, I want to view how an experimental protocol has evolved over ti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learn about art expositions or a museum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listens to me when I ask it t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uthenticateduser, I want to submit a session at BADCAMP, so that I can get my session evalu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sessions have been evaluated, so that I know whether I've been accepted or rejec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repository operator, I want to know about the kind of data, so that I can evaluate the storage size and syste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esponsibiliti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export agent records as EAC-C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Rights Management stat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Bath Data Archive administrator, I want to import Bath data from an external data centre wholesale, so that Bath data holdings in external archives are not lost if they close dow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for an object or object component the place of publication, the publisher, edition, etc., when pertine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any subject that is pertinent to the componen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uploading an image, so that so I can find images when i don't have any meta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 repository support team member, I want to export a set of records and associated files, manipulate this data set, and reload into the system, because I am aware of a uniform error in a collection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perform automatic animal number detection in Snapshot Serengeti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12" calcext:value-type="float">
            <text:p>12</text:p>
          </table:table-cell>
          <table:table-cell/>
        </table:table-row>
      </table:table>
      <table:table table:name="euclidean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successfully Conduct a Plan Review Meeting with the Applicant and record the outcome, so that I can listen to it again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Staff member, I want to Process the Appeals, so that I can track the outcome and record the impact on the relevant record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receive tempting rewards, so that I have a reason to use the websi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use the schema v1.1 headers in my FABS 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delete a dataset I have published, So that I can remove unwanted data from OpenSpend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to publish Data Packages to CKAN, so that my data is findable, and I can have a data AP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email news items to the editor, so that they can be considered for publication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site member, I want to describe myself on my own page in a semi-structured way, so that others can learn about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view a publisher's profile, so that that I can see who is behind a particular package or to see what other packages they produc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have private data packages, so that I can share just with my tea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to restrict access to my collection or items to Duke IP address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batch ingest ETDs we receive from ProQues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assign explicit versions to the code of a dataset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download files directly from the search results pag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researcher, I want to create a log book pag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hear about the new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reacts to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gister to speak at BADCamp, so that I submit a session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n ethics manager, I want to be informed about the data, so that I can check for sensitivity of dat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esponsibiliti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import EAD data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a Resource recor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n externalcoordinator, I want to access data from Bath collaborators off campus, so that I can collaborate effectivel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copyright status of an objec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subjects that are related to an ob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search all files by keywo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righ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e digital copy I deposit is stored redundantly, so that when one copy suffers destruction or unwanted changes, I still have other good copies to restore from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volunteer typ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volunteer typ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8" calcext:value-type="float">
            <text:p>8</text:p>
          </table:table-cell>
          <table:table-cell/>
        </table:table-row>
      </table:table>
      <table:table table:name="lsi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Assign Plans for Review, so that I can ensure plans have been assigned to the appropriate Plan Reviewer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l Staff member, I want to search for Property information, so that I can obtain all associated current and historic owners, permits, and application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have a flexible pick up time, so that I can more conveniently use the websi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 FABS user, I want to link the SAMPLE FILE on the "What you want <text:s/>to submit" dialog to point to the correct file, so that I have an accurate reference for my agency submission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import data in Excel, So that I do not have to convert data formats in order to use the data packag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to publish Data Packages to CKAN, so that my data is findable, and I can have a data AP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view lists on the site of all Certified Scrum Masters, Practitioners, Trainers, and Certified Scrum Product Owners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site member, I want to view the profiles of other members, so that I can find others I might want to connect with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 CMS administrator, I want to have roles, so that I can assign them to my us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delete tasks/activities I scheduled, so that I can keep the schedule clean of unneeded activiti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view a publisher's profile, so that that I can see who is behind a particular package or to see what other packages they produc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Consumer, I want to search among all data packages owned by a publisher, so that that I can easily find one data package amongst all the data packages by this publis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to restrict access to my collection or items to Duke IP address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explore a dataset instance created from a dataset type that was deployed by itself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view how an experimental protocol has evolved over tim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researcher, I want to associate meta data to the group as a whole at some point in time after the bulk upload has completed, so that I have a period of time to reflect on suitable values for the meta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learn about art expositions or a museum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reacts to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sessions have been evaluated, so that I know whether I've been accepted or rejec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n ethics manager, I want to be informed about the data, so that I can check for sensitivity of dat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ol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import EAD files that were exported by the Archivists' Toolki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Rights Management stat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Research Information manager, I want to integrate the archive with CRIS, so that I can analyse impact of research data publication I can link funding to all of the outputs it produc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copyright status of an object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language(s) for present in a collection, object, or object componen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e digital copy I deposit is stored redundantly, so that when one copy suffers destruction or unwanted changes, I still have other good copies to restore from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volunteer typ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3" calcext:value-type="float">
            <text:p>3</text:p>
          </table:table-cell>
          <table:table-cell/>
        </table:table-row>
      </table:table>
      <table:table table:name="universal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successfully Conduct a Plan Review Meeting with the Applicant and record the outcome, so that I can listen to it again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n Enforcement Staff member, I want to Issue a Notice of Violation, so that I can provide formal communication to the responsible part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n admin, I want to be able to add or remove recycling facilities' information, so that users get the most recent informat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receive a more helpful file-level error when I upload a file with the wrong exten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have a view on all the datasets I have published, So that I can perform management actions on my own datase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to publish Data Packages to CKAN, so that my data is findable, and I can have a data AP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email news items to the editor, so that they can be considered for publication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CSM, I want to be sent an email welcoming me to the Scrum Alliance and with instructions to register or activate my membership once my name has been loaded to the registr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 researcher, I want to develop the user research protocol for internal workflows, so that we can begin testing against a CMS prototyp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delete tasks/activities I scheduled, so that I can keep the schedule clean of unneeded activiti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edit an item in the list of items to be estimated, so that I can make it better reflect the team's understanding of the it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browse and find publishers, so that that I can find interesting publishers and their packag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sign up for an account, so that that I can publish my data package to the registry and to have a publisher account to publish my data package und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users to contact me directly from the repository to request access to restricted object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update the properties of a dataset instance and I expect this to fail if the new properties are not compatible with a meaningful error messag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deploy a new version of a dataset type without affecting the dataset instances of that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researcher, I want to download files attached to an experiment using my Web browser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researcher, <text:s/>I want to have the ability to restrict the data I share to certain researchers or groups of researcher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set up social groups of people with similar diseas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listens to me when I ask it t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uthenticateduser, I want to submit a session at BADCAMP, so that I can get my session evaluated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uthenticateduser, I want to submit a session at BADCAMP, so that I can get my session evalua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data manager, I want to know what the content of the data is, so that I can check whether the necessary expertise for maintaining intellectual reusability is availab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esponsibiliti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export agent records as EAC-C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a Resource recor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Research Information manager, I want to track citation counts for published datasets, so that impact of datasets within academia can be demonstr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if a statute pertains to the component, apart from the object as a whol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language(s) for present in a collection, object, or object componen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righ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e digital copy I deposit is stored redundantly, so that when one copy suffers destruction or unwanted changes, I still have other good copies to restore from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DB/IR administrator, I want to manage subject classifications for ease of patron browsing and search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n admin, I want to get a quick assessment of whether audio material has been edited before the uplo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group whale calls that are simila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21" calcext:value-type="float">
            <text:p>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00:51:24.447000000</meta:creation-date>
    <dc:date>2022-04-13T18:29:41.689000000</dc:date>
    <meta:editing-duration>PT18M45S</meta:editing-duration>
    <meta:editing-cycles>7</meta:editing-cycles>
    <meta:generator>LibreOffice/7.1.3.2$Windows_X86_64 LibreOffice_project/47f78053abe362b9384784d31a6e56f8511eb1c1</meta:generator>
    <meta:document-statistic meta:table-count="8" meta:cell-count="940" meta:object-count="0"/>
  </office:meta>
</office:document-meta>
</file>